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0.7665in"/>
    </style:style>
    <style:style style:name="co3" style:family="table-column">
      <style:table-column-properties fo:break-before="auto" style:column-width="0.818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8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rial" fo:font-weight="bold" style:font-name-asian="Arial1" style:font-weight-asian="bold" style:font-name-complex="Arial1" style:font-weight-complex="bold"/>
    </style:style>
    <style:style style:name="ce2" style:family="table-cell" style:parent-style-name="Default" style:data-style-name="N118">
      <style:table-cell-properties style:text-align-source="fix" style:repeat-content="false" fo:border="none" style:vertical-align="middle"/>
      <style:paragraph-properties fo:text-align="center"/>
    </style:style>
    <style:style style:name="ce3" style:family="table-cell" style:parent-style-name="Default" style:data-style-name="N118">
      <style:table-cell-properties fo:border="none"/>
    </style:style>
    <style:style style:name="ce4" style:family="table-cell" style:parent-style-name="Default" style:data-style-name="N118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5" style:family="table-cell" style:parent-style-name="Default" style:data-style-name="N60">
      <style:table-cell-properties fo:border-bottom="0.0008in solid #000000" fo:border-left="0.0008in solid #000000" fo:border-right="0.0008in solid #000000" fo:border-top="none"/>
    </style:style>
    <style:style style:name="ce6" style:family="table-cell" style:parent-style-name="Default" style:data-style-name="N60">
      <style:table-cell-properties fo:border-bottom="none" fo:border-left="0.0008in solid #000000" fo:border-right="0.0008in solid #000000" fo:border-top="none"/>
    </style:style>
    <style:style style:name="ce7" style:family="table-cell" style:parent-style-name="Default" style:data-style-name="N118"/>
    <style:style style:name="ce8" style:family="table-cell" style:parent-style-name="Default" style:data-style-name="N60">
      <style:table-cell-properties style:text-align-source="fix" style:repeat-content="false" style:vertical-align="middle"/>
      <style:paragraph-properties fo:text-align="start" fo:margin-left="0in"/>
    </style:style>
    <style:style style:name="ce9" style:family="table-cell" style:parent-style-name="Default" style:data-style-name="N60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</style:style>
    <style:style style:name="ce10" style:family="table-cell" style:parent-style-name="Default" style:data-style-name="N60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60">
      <style:table-cell-properties fo:border-bottom="0.0008in solid #000000" fo:border-left="none" fo:border-right="none" fo:border-top="none"/>
    </style:style>
    <style:style style:name="ce12" style:family="table-cell" style:parent-style-name="Default" style:data-style-name="N60"/>
    <style:style style:name="ce13" style:family="table-cell" style:parent-style-name="Default" style:data-style-name="N60">
      <style:table-cell-properties fo:padding-bottom="0.0193in" fo:padding-left="0.0138in" fo:padding-right="0.0138in" fo:padding-top="0.0193in"/>
    </style:style>
    <style:style style:name="ce14" style:family="table-cell" style:parent-style-name="Default" style:data-style-name="N60">
      <style:table-cell-properties fo:border-bottom="none" fo:border-left="none" fo:border-right="none" fo:border-top="0.0008in solid #000000"/>
    </style:style>
    <style:style style:name="ce15" style:family="table-cell" style:parent-style-name="Default" style:data-style-name="N60">
      <style:table-cell-properties fo:border-bottom="0.0008in solid #000000" fo:border-left="none" fo:border-right="none" fo:border-top="none"/>
      <style:text-properties style:font-name="Arial" style:font-name-asian="Arial1" style:font-name-complex="Arial1"/>
    </style:style>
    <style:style style:name="ce16" style:family="table-cell" style:parent-style-name="Default">
      <style:table-cell-properties fo:border-bottom="none" fo:border-left="0.0008in solid #000000" fo:border-right="0.0008in solid #000000" fo:border-top="none"/>
    </style:style>
    <style:style style:name="ce17" style:family="table-cell" style:parent-style-name="Default" style:data-style-name="N60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 style:data-style-name="N60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60">
      <style:table-cell-properties fo:border-bottom="none" fo:border-left="none" fo:border-right="0.0008in solid #000000" fo:border-top="0.0008in solid #000000"/>
    </style:style>
    <style:style style:name="ce20" style:family="table-cell" style:parent-style-name="Default" style:data-style-name="N60">
      <style:table-cell-properties fo:border-bottom="none" fo:border-left="none" fo:border-right="0.0008in solid #000000" fo:border-top="none"/>
    </style:style>
    <style:style style:name="ce21" style:family="table-cell" style:parent-style-name="Default" style:data-style-name="N60">
      <style:table-cell-properties fo:border-bottom="0.0008in solid #000000" fo:border-left="none" fo:border-right="0.0008in solid #000000" fo:border-top="none"/>
    </style:style>
    <style:style style:name="ce22" style:family="table-cell" style:parent-style-name="Default" style:data-style-name="N60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60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141312" style:font-name="Arial" fo:font-size="10pt" fo:language="zxx" fo:country="none" fo:font-weight="bold" style:font-name-asian="Arial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ce24" style:family="table-cell" style:parent-style-name="Default" style:data-style-name="N60">
      <style:table-cell-properties fo:border-bottom="0.0008in solid #000000" fo:border-left="0.0008in solid #000000" fo:border-right="none" fo:border-top="none"/>
    </style:style>
    <style:style style:name="ce25" style:family="table-cell" style:parent-style-name="Default" style:data-style-name="N60">
      <style:table-cell-properties fo:border-bottom="none" fo:border-left="0.0008in solid #000000" fo:border-right="none" fo:border-top="none"/>
    </style:style>
    <style:style style:name="ce26" style:family="table-cell" style:parent-style-name="Default" style:data-style-name="N60">
      <style:table-cell-properties fo:border="none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 style:data-style-name="N60">
      <style:table-cell-properties fo:border-bottom="0.0008in solid #000000" fo:border-left="none" fo:border-right="0.0008in solid #000000" fo:border-top="none"/>
      <style:text-properties style:font-name="Arial" style:font-name-asian="Arial1" style:font-name-complex="Arial1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style:font-name-asian="Arial1" style:font-name-complex="Arial1"/>
    </style:style>
  </office:automatic-styles>
  <office:body>
    <office:spreadsheet>
      <table:table table:name="Sheet1" table:style-name="ta1" table:print="false">
        <table:table-column table:style-name="co1" table:default-cell-style-name="ce7"/>
        <table:table-column table:style-name="co2" table:number-columns-repeated="3" table:default-cell-style-name="ce12"/>
        <table:table-column table:style-name="co3" table:default-cell-style-name="Default"/>
        <table:table-column table:style-name="co4" table:number-columns-repeated="3" table:default-cell-style-name="ce12"/>
        <table:table-column table:style-name="co2" table:default-cell-style-name="Default"/>
        <table:table-column table:style-name="co4" table:number-columns-repeated="3" table:default-cell-style-name="ce12"/>
        <table:table-column table:style-name="co4" table:number-columns-repeated="1012" table:default-cell-style-name="Default"/>
        <table:table-row table:style-name="ro1">
          <table:table-cell table:style-name="ce1" office:value-type="string" table:number-columns-spanned="12" table:number-rows-spanned="1">
            <text:p><text:span text:style-name="T1">1D particle distribution, constant ratio supLen/m=16, summation density, leapfrog dt=autom., simu time~0.2</text:span></text:p>
          </table:table-cell>
          <table:covered-table-cell table:style-name="ce8"/>
          <table:covered-table-cell table:number-columns-repeated="2"/>
          <table:covered-table-cell table:style-name="ce16"/>
          <table:covered-table-cell table:style-name="ce17"/>
          <table:covered-table-cell table:number-columns-repeated="2"/>
          <table:covered-table-cell table:style-name="ce16"/>
          <table:covered-table-cell table:style-name="ce17"/>
          <table:covered-table-cell table:number-columns-repeated="2"/>
          <table:table-cell table:number-columns-repeated="1012"/>
        </table:table-row>
        <table:table-row table:style-name="ro1">
          <table:table-cell table:style-name="ce2"/>
          <table:table-cell table:style-name="ce8"/>
          <table:table-cell table:number-columns-repeated="2"/>
          <table:table-cell table:style-name="ce17"/>
          <table:table-cell table:number-columns-repeated="2"/>
          <table:table-cell table:style-name="ce17"/>
          <table:table-cell table:style-name="ce12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9"/>
          <table:table-cell table:style-name="ce13" table:number-columns-repeated="2"/>
          <table:table-cell table:style-name="ce9"/>
          <table:table-cell table:style-name="ce13" table:number-columns-repeated="2"/>
          <table:table-cell table:style-name="ce9"/>
          <table:table-cell table:style-name="ce13" table:number-columns-repeated="2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" office:value-type="string">
            <text:p>supportlength</text:p>
          </table:table-cell>
          <table:table-cell table:style-name="ce10" office:value-type="string" table:number-columns-spanned="9" table:number-rows-spanned="1">
            <text:p>whole domain </text:p>
          </table:table-cell>
          <table:covered-table-cell table:style-name="ce14"/>
          <table:covered-table-cell table:style-name="ce14"/>
          <table:covered-table-cell table:style-name="ce10" office:value-type="string">
            <text:p>area3 (after rarefaction before CD)</text:p>
          </table:covered-table-cell>
          <table:covered-table-cell table:style-name="ce14"/>
          <table:covered-table-cell table:style-name="ce14"/>
          <table:covered-table-cell table:style-name="ce18" office:value-type="string">
            <text:p>area2 (after CD before shock)</text:p>
          </table:covered-table-cell>
          <table:covered-table-cell table:style-name="ce14"/>
          <table:covered-table-cell table:style-name="ce19"/>
          <table:table-cell table:style-name="ce23" office:value-type="string" table:number-columns-spanned="9" table:number-rows-spanned="1">
            <text:p>area3 (after rarefaction before CD)</text:p>
          </table:table-cell>
          <table:covered-table-cell table:style-name="ce14"/>
          <table:covered-table-cell table:style-name="ce14"/>
          <table:covered-table-cell table:style-name="ce10" office:value-type="string">
            <text:p>area3 (after rarefaction before CD)</text:p>
          </table:covered-table-cell>
          <table:covered-table-cell table:style-name="ce14"/>
          <table:covered-table-cell table:style-name="ce14"/>
          <table:covered-table-cell table:style-name="ce18" office:value-type="string">
            <text:p>area2 (after CD before shock)</text:p>
          </table:covered-table-cell>
          <table:covered-table-cell table:style-name="ce14"/>
          <table:covered-table-cell table:style-name="ce19"/>
          <table:table-cell table:style-name="ce23" office:value-type="string" table:number-columns-spanned="9" table:number-rows-spanned="1">
            <text:p>area2 (after CD before shock)</text:p>
          </table:table-cell>
          <table:covered-table-cell table:style-name="ce14"/>
          <table:covered-table-cell table:style-name="ce14"/>
          <table:covered-table-cell table:style-name="ce10" office:value-type="string">
            <text:p>area3 (after rarefaction before CD)</text:p>
          </table:covered-table-cell>
          <table:covered-table-cell table:style-name="ce14"/>
          <table:covered-table-cell table:style-name="ce14"/>
          <table:covered-table-cell table:style-name="ce18" office:value-type="string">
            <text:p>area2 (after CD before shock)</text:p>
          </table:covered-table-cell>
          <table:covered-table-cell table:style-name="ce14"/>
          <table:covered-table-cell table:style-name="ce19"/>
          <table:table-cell table:number-columns-repeated="996"/>
        </table:table-row>
        <table:table-row table:style-name="ro1">
          <table:table-cell table:style-name="ce5"/>
          <table:table-cell table:style-name="ce11" office:value-type="string">
            <text:p>L1_rho</text:p>
          </table:table-cell>
          <table:table-cell table:style-name="ce11" office:value-type="string">
            <text:p>L1_u</text:p>
          </table:table-cell>
          <table:table-cell table:style-name="ce15" office:value-type="string">
            <text:p>L1e</text:p>
          </table:table-cell>
          <table:table-cell table:style-name="ce11" office:value-type="string">
            <text:p>L2_rho</text:p>
          </table:table-cell>
          <table:table-cell table:style-name="ce11" office:value-type="string">
            <text:p>L2_u</text:p>
          </table:table-cell>
          <table:table-cell table:style-name="ce15" office:value-type="string">
            <text:p>L2e</text:p>
          </table:table-cell>
          <table:table-cell table:style-name="ce11" office:value-type="string">
            <text:p>Linf_rho</text:p>
          </table:table-cell>
          <table:table-cell table:style-name="ce11" office:value-type="string">
            <text:p>Linf_u</text:p>
          </table:table-cell>
          <table:table-cell table:style-name="ce15" office:value-type="string">
            <text:p>Linf_e</text:p>
          </table:table-cell>
          <table:table-cell table:style-name="ce24" office:value-type="string">
            <text:p>L1_rho3</text:p>
          </table:table-cell>
          <table:table-cell table:style-name="ce11" office:value-type="string">
            <text:p>L1_u3</text:p>
          </table:table-cell>
          <table:table-cell table:style-name="ce15" office:value-type="string">
            <text:p>L1e3</text:p>
          </table:table-cell>
          <table:table-cell table:style-name="ce11" office:value-type="string">
            <text:p>L2_rho3</text:p>
          </table:table-cell>
          <table:table-cell table:style-name="ce11" office:value-type="string">
            <text:p>L2_u3</text:p>
          </table:table-cell>
          <table:table-cell table:style-name="ce15" office:value-type="string">
            <text:p>L2e3</text:p>
          </table:table-cell>
          <table:table-cell table:style-name="ce11" office:value-type="string">
            <text:p>Linf_rho3</text:p>
          </table:table-cell>
          <table:table-cell table:style-name="ce11" office:value-type="string">
            <text:p>Linf_u3</text:p>
          </table:table-cell>
          <table:table-cell table:style-name="ce28" office:value-type="string">
            <text:p>Linf_e3</text:p>
          </table:table-cell>
          <table:table-cell table:style-name="ce24" office:value-type="string">
            <text:p>L1_rho2</text:p>
          </table:table-cell>
          <table:table-cell table:style-name="ce11" office:value-type="string">
            <text:p>L1_u2</text:p>
          </table:table-cell>
          <table:table-cell table:style-name="ce15" office:value-type="string">
            <text:p>L1e2</text:p>
          </table:table-cell>
          <table:table-cell table:style-name="ce11" office:value-type="string">
            <text:p>L2_rho2</text:p>
          </table:table-cell>
          <table:table-cell table:style-name="ce11" office:value-type="string">
            <text:p>L2_u2</text:p>
          </table:table-cell>
          <table:table-cell table:style-name="ce15" office:value-type="string">
            <text:p>L2e2</text:p>
          </table:table-cell>
          <table:table-cell table:style-name="ce11" office:value-type="string">
            <text:p>Linf_rho2</text:p>
          </table:table-cell>
          <table:table-cell table:style-name="ce11" office:value-type="string">
            <text:p>Linf_u2</text:p>
          </table:table-cell>
          <table:table-cell table:style-name="ce28" office:value-type="string">
            <text:p>Linf_e2</text:p>
          </table:table-cell>
          <table:table-cell table:style-name="ce12" table:number-columns-repeated="996"/>
        </table:table-row>
        <table:table-row table:style-name="ro1">
          <table:table-cell table:style-name="ce6" office:value-type="float" office:value="0.005">
            <text:p>5.00E-003</text:p>
          </table:table-cell>
          <table:table-cell office:value-type="float" office:value="0.00137933">
            <text:p>1.38E-003</text:p>
          </table:table-cell>
          <table:table-cell office:value-type="float" office:value="0.00259426">
            <text:p>2.59E-003</text:p>
          </table:table-cell>
          <table:table-cell office:value-type="float" office:value="0.0012683">
            <text:p>1.27E-003</text:p>
          </table:table-cell>
          <table:table-cell table:style-name="ce12" office:value-type="float" office:value="0.00441034">
            <text:p>4.41E-003</text:p>
          </table:table-cell>
          <table:table-cell office:value-type="float" office:value="0.0189355">
            <text:p>1.89E-002</text:p>
          </table:table-cell>
          <table:table-cell office:value-type="float" office:value="0.00933328">
            <text:p>9.33E-003</text:p>
          </table:table-cell>
          <table:table-cell office:value-type="float" office:value="0.074295">
            <text:p>7.43E-002</text:p>
          </table:table-cell>
          <table:table-cell table:style-name="ce12" office:value-type="float" office:value="0.644202">
            <text:p>6.44E-001</text:p>
          </table:table-cell>
          <table:table-cell table:style-name="ce20" office:value-type="float" office:value="0.277043">
            <text:p>2.77E-001</text:p>
          </table:table-cell>
          <table:table-cell table:style-name="ce25" office:value-type="float" office:value="0.000844036">
            <text:p>8.44E-004</text:p>
          </table:table-cell>
          <table:table-cell office:value-type="float" office:value="0.00186684">
            <text:p>1.87E-003</text:p>
          </table:table-cell>
          <table:table-cell table:style-name="ce12" office:value-type="float" office:value="0.000664852">
            <text:p>6.65E-004</text:p>
          </table:table-cell>
          <table:table-cell table:style-name="ce12" office:value-type="float" office:value="0.00189835">
            <text:p>1.90E-003</text:p>
          </table:table-cell>
          <table:table-cell table:style-name="ce12" office:value-type="float" office:value="0.00428801">
            <text:p>4.29E-003</text:p>
          </table:table-cell>
          <table:table-cell table:style-name="ce12" office:value-type="float" office:value="0.00132726">
            <text:p>1.33E-003</text:p>
          </table:table-cell>
          <table:table-cell table:style-name="ce12" office:value-type="float" office:value="0.00871784">
            <text:p>8.72E-003</text:p>
          </table:table-cell>
          <table:table-cell table:style-name="ce12" office:value-type="float" office:value="0.0166267">
            <text:p>1.66E-002</text:p>
          </table:table-cell>
          <table:table-cell table:style-name="ce20" office:value-type="float" office:value="0.00491905">
            <text:p>4.92E-003</text:p>
          </table:table-cell>
          <table:table-cell table:style-name="ce25" office:value-type="float" office:value="0.00054881">
            <text:p>5.49E-004</text:p>
          </table:table-cell>
          <table:table-cell table:style-name="ce12" office:value-type="float" office:value="0.00034361">
            <text:p>3.44E-004</text:p>
          </table:table-cell>
          <table:table-cell table:style-name="ce12" office:value-type="float" office:value="0.00132734">
            <text:p>1.33E-003</text:p>
          </table:table-cell>
          <table:table-cell table:style-name="ce12" office:value-type="float" office:value="0.000971574">
            <text:p>9.72E-004</text:p>
          </table:table-cell>
          <table:table-cell table:style-name="ce12" office:value-type="float" office:value="0.00106688">
            <text:p>1.07E-003</text:p>
          </table:table-cell>
          <table:table-cell table:style-name="ce12" office:value-type="float" office:value="0.00369676">
            <text:p>3.70E-003</text:p>
          </table:table-cell>
          <table:table-cell table:style-name="ce12" office:value-type="float" office:value="0.00520442">
            <text:p>5.20E-003</text:p>
          </table:table-cell>
          <table:table-cell table:style-name="ce12" office:value-type="float" office:value="0.00853854">
            <text:p>8.54E-003</text:p>
          </table:table-cell>
          <table:table-cell table:style-name="ce20" office:value-type="float" office:value="0.0235962">
            <text:p>2.36E-002</text:p>
          </table:table-cell>
          <table:table-cell table:style-name="ce12" table:number-columns-repeated="996"/>
        </table:table-row>
        <table:table-row table:style-name="ro1">
          <table:table-cell table:style-name="ce6" office:value-type="float" office:value="0.01">
            <text:p>1.00E-002</text:p>
          </table:table-cell>
          <table:table-cell office:value-type="float" office:value="0.00268304">
            <text:p>2.68E-003</text:p>
          </table:table-cell>
          <table:table-cell office:value-type="float" office:value="0.00496703">
            <text:p>4.97E-003</text:p>
          </table:table-cell>
          <table:table-cell office:value-type="float" office:value="0.00246204">
            <text:p>2.46E-003</text:p>
          </table:table-cell>
          <table:table-cell table:style-name="ce12" office:value-type="float" office:value="0.00657454">
            <text:p>6.57E-003</text:p>
          </table:table-cell>
          <table:table-cell office:value-type="float" office:value="0.0254985">
            <text:p>2.55E-002</text:p>
          </table:table-cell>
          <table:table-cell office:value-type="float" office:value="0.0130431">
            <text:p>1.30E-002</text:p>
          </table:table-cell>
          <table:table-cell office:value-type="float" office:value="0.0711422">
            <text:p>7.11E-002</text:p>
          </table:table-cell>
          <table:table-cell table:style-name="ce12" office:value-type="float" office:value="0.608229">
            <text:p>6.08E-001</text:p>
          </table:table-cell>
          <table:table-cell table:style-name="ce20" office:value-type="float" office:value="0.276655">
            <text:p>2.77E-001</text:p>
          </table:table-cell>
          <table:table-cell table:style-name="ce25" office:value-type="float" office:value="0.00167529">
            <text:p>1.68E-003</text:p>
          </table:table-cell>
          <table:table-cell office:value-type="float" office:value="0.00356161">
            <text:p>3.56E-003</text:p>
          </table:table-cell>
          <table:table-cell table:style-name="ce12" office:value-type="float" office:value="0.0013037">
            <text:p>1.30E-003</text:p>
          </table:table-cell>
          <table:table-cell table:style-name="ce12" office:value-type="float" office:value="0.00290986">
            <text:p>2.91E-003</text:p>
          </table:table-cell>
          <table:table-cell table:style-name="ce12" office:value-type="float" office:value="0.00669509">
            <text:p>6.70E-003</text:p>
          </table:table-cell>
          <table:table-cell table:style-name="ce12" office:value-type="float" office:value="0.00204389">
            <text:p>2.04E-003</text:p>
          </table:table-cell>
          <table:table-cell table:style-name="ce12" office:value-type="float" office:value="0.00826396">
            <text:p>8.26E-003</text:p>
          </table:table-cell>
          <table:table-cell table:style-name="ce12" office:value-type="float" office:value="0.0211062">
            <text:p>2.11E-002</text:p>
          </table:table-cell>
          <table:table-cell table:style-name="ce20" office:value-type="float" office:value="0.00558524">
            <text:p>5.59E-003</text:p>
          </table:table-cell>
          <table:table-cell table:style-name="ce25" office:value-type="float" office:value="0.000774702">
            <text:p>7.75E-004</text:p>
          </table:table-cell>
          <table:table-cell table:style-name="ce12" office:value-type="float" office:value="0.000600371">
            <text:p>6.00E-004</text:p>
          </table:table-cell>
          <table:table-cell table:style-name="ce12" office:value-type="float" office:value="0.00256272">
            <text:p>2.56E-003</text:p>
          </table:table-cell>
          <table:table-cell table:style-name="ce12" office:value-type="float" office:value="0.00137154">
            <text:p>1.37E-003</text:p>
          </table:table-cell>
          <table:table-cell table:style-name="ce12" office:value-type="float" office:value="0.00161654">
            <text:p>1.62E-003</text:p>
          </table:table-cell>
          <table:table-cell table:style-name="ce12" office:value-type="float" office:value="0.00542333">
            <text:p>5.42E-003</text:p>
          </table:table-cell>
          <table:table-cell table:style-name="ce12" office:value-type="float" office:value="0.00520139">
            <text:p>5.20E-003</text:p>
          </table:table-cell>
          <table:table-cell table:style-name="ce12" office:value-type="float" office:value="0.0093766">
            <text:p>9.38E-003</text:p>
          </table:table-cell>
          <table:table-cell table:style-name="ce20" office:value-type="float" office:value="0.0236098">
            <text:p>2.36E-002</text:p>
          </table:table-cell>
          <table:table-cell table:style-name="ce12" table:number-columns-repeated="996"/>
        </table:table-row>
        <table:table-row table:style-name="ro1">
          <table:table-cell table:style-name="ce6" office:value-type="float" office:value="0.015">
            <text:p>1.50E-002</text:p>
          </table:table-cell>
          <table:table-cell office:value-type="float" office:value="0.00410112">
            <text:p>4.10E-003</text:p>
          </table:table-cell>
          <table:table-cell office:value-type="float" office:value="0.00730828">
            <text:p>7.31E-003</text:p>
          </table:table-cell>
          <table:table-cell office:value-type="float" office:value="0.00367667">
            <text:p>3.68E-003</text:p>
          </table:table-cell>
          <table:table-cell table:style-name="ce12" office:value-type="float" office:value="0.00853527">
            <text:p>8.54E-003</text:p>
          </table:table-cell>
          <table:table-cell office:value-type="float" office:value="0.0273932">
            <text:p>2.74E-002</text:p>
          </table:table-cell>
          <table:table-cell office:value-type="float" office:value="0.0156789">
            <text:p>1.57E-002</text:p>
          </table:table-cell>
          <table:table-cell office:value-type="float" office:value="0.0663457">
            <text:p>6.63E-002</text:p>
          </table:table-cell>
          <table:table-cell table:style-name="ce12" office:value-type="float" office:value="0.50098">
            <text:p>5.01E-001</text:p>
          </table:table-cell>
          <table:table-cell table:style-name="ce20" office:value-type="float" office:value="0.27552">
            <text:p>2.76E-001</text:p>
          </table:table-cell>
          <table:table-cell table:style-name="ce25" office:value-type="float" office:value="0.00249907">
            <text:p>2.50E-003</text:p>
          </table:table-cell>
          <table:table-cell office:value-type="float" office:value="0.00541009">
            <text:p>5.41E-003</text:p>
          </table:table-cell>
          <table:table-cell table:style-name="ce12" office:value-type="float" office:value="0.00199419">
            <text:p>1.99E-003</text:p>
          </table:table-cell>
          <table:table-cell table:style-name="ce12" office:value-type="float" office:value="0.00375492">
            <text:p>3.75E-003</text:p>
          </table:table-cell>
          <table:table-cell table:style-name="ce12" office:value-type="float" office:value="0.00867104">
            <text:p>8.67E-003</text:p>
          </table:table-cell>
          <table:table-cell table:style-name="ce12" office:value-type="float" office:value="0.00265109">
            <text:p>2.65E-003</text:p>
          </table:table-cell>
          <table:table-cell table:style-name="ce12" office:value-type="float" office:value="0.00925704">
            <text:p>9.26E-003</text:p>
          </table:table-cell>
          <table:table-cell table:style-name="ce12" office:value-type="float" office:value="0.0236488">
            <text:p>2.36E-002</text:p>
          </table:table-cell>
          <table:table-cell table:style-name="ce20" office:value-type="float" office:value="0.00632396">
            <text:p>6.32E-003</text:p>
          </table:table-cell>
          <table:table-cell table:style-name="ce25" office:value-type="float" office:value="0.00113442">
            <text:p>1.13E-003</text:p>
          </table:table-cell>
          <table:table-cell table:style-name="ce12" office:value-type="float" office:value="0.00116371">
            <text:p>1.16E-003</text:p>
          </table:table-cell>
          <table:table-cell table:style-name="ce12" office:value-type="float" office:value="0.00394285">
            <text:p>3.94E-003</text:p>
          </table:table-cell>
          <table:table-cell table:style-name="ce12" office:value-type="float" office:value="0.00173299">
            <text:p>1.73E-003</text:p>
          </table:table-cell>
          <table:table-cell table:style-name="ce12" office:value-type="float" office:value="0.00236813">
            <text:p>2.37E-003</text:p>
          </table:table-cell>
          <table:table-cell table:style-name="ce12" office:value-type="float" office:value="0.00690411">
            <text:p>6.90E-003</text:p>
          </table:table-cell>
          <table:table-cell table:style-name="ce12" office:value-type="float" office:value="0.00515029">
            <text:p>5.15E-003</text:p>
          </table:table-cell>
          <table:table-cell table:style-name="ce12" office:value-type="float" office:value="0.0109555">
            <text:p>1.10E-002</text:p>
          </table:table-cell>
          <table:table-cell table:style-name="ce20" office:value-type="float" office:value="0.0236051">
            <text:p>2.36E-002</text:p>
          </table:table-cell>
          <table:table-cell table:style-name="ce12" table:number-columns-repeated="996"/>
        </table:table-row>
        <table:table-row table:style-name="ro1">
          <table:table-cell table:style-name="ce6" office:value-type="float" office:value="0.02">
            <text:p>2.00E-002</text:p>
          </table:table-cell>
          <table:table-cell office:value-type="float" office:value="0.00546294">
            <text:p>5.46E-003</text:p>
          </table:table-cell>
          <table:table-cell office:value-type="float" office:value="0.00984867">
            <text:p>9.85E-003</text:p>
          </table:table-cell>
          <table:table-cell office:value-type="float" office:value="0.00489298">
            <text:p>4.89E-003</text:p>
          </table:table-cell>
          <table:table-cell table:style-name="ce12" office:value-type="float" office:value="0.010397">
            <text:p>1.04E-002</text:p>
          </table:table-cell>
          <table:table-cell office:value-type="float" office:value="0.0337528">
            <text:p>3.38E-002</text:p>
          </table:table-cell>
          <table:table-cell office:value-type="float" office:value="0.0182806">
            <text:p>1.83E-002</text:p>
          </table:table-cell>
          <table:table-cell office:value-type="float" office:value="0.0668312">
            <text:p>6.68E-002</text:p>
          </table:table-cell>
          <table:table-cell table:style-name="ce12" office:value-type="float" office:value="0.542206">
            <text:p>5.42E-001</text:p>
          </table:table-cell>
          <table:table-cell table:style-name="ce20" office:value-type="float" office:value="0.275471">
            <text:p>2.75E-001</text:p>
          </table:table-cell>
          <table:table-cell table:style-name="ce25" office:value-type="float" office:value="0.00337155">
            <text:p>3.37E-003</text:p>
          </table:table-cell>
          <table:table-cell office:value-type="float" office:value="0.00752493">
            <text:p>7.52E-003</text:p>
          </table:table-cell>
          <table:table-cell table:style-name="ce12" office:value-type="float" office:value="0.00276231">
            <text:p>2.76E-003</text:p>
          </table:table-cell>
          <table:table-cell table:style-name="ce12" office:value-type="float" office:value="0.0045429">
            <text:p>4.54E-003</text:p>
          </table:table-cell>
          <table:table-cell table:style-name="ce12" office:value-type="float" office:value="0.0106443">
            <text:p>1.06E-002</text:p>
          </table:table-cell>
          <table:table-cell table:style-name="ce12" office:value-type="float" office:value="0.00328851">
            <text:p>3.29E-003</text:p>
          </table:table-cell>
          <table:table-cell table:style-name="ce12" office:value-type="float" office:value="0.00972215">
            <text:p>9.72E-003</text:p>
          </table:table-cell>
          <table:table-cell table:style-name="ce12" office:value-type="float" office:value="0.0265039">
            <text:p>2.65E-002</text:p>
          </table:table-cell>
          <table:table-cell table:style-name="ce20" office:value-type="float" office:value="0.00671437">
            <text:p>6.71E-003</text:p>
          </table:table-cell>
          <table:table-cell table:style-name="ce25" office:value-type="float" office:value="0.00172504">
            <text:p>1.73E-003</text:p>
          </table:table-cell>
          <table:table-cell table:style-name="ce12" office:value-type="float" office:value="0.00235556">
            <text:p>2.36E-003</text:p>
          </table:table-cell>
          <table:table-cell table:style-name="ce12" office:value-type="float" office:value="0.00545981">
            <text:p>5.46E-003</text:p>
          </table:table-cell>
          <table:table-cell table:style-name="ce12" office:value-type="float" office:value="0.00221637">
            <text:p>2.22E-003</text:p>
          </table:table-cell>
          <table:table-cell table:style-name="ce12" office:value-type="float" office:value="0.0039705">
            <text:p>3.97E-003</text:p>
          </table:table-cell>
          <table:table-cell table:style-name="ce12" office:value-type="float" office:value="0.00829905">
            <text:p>8.30E-003</text:p>
          </table:table-cell>
          <table:table-cell table:style-name="ce12" office:value-type="float" office:value="0.00525867">
            <text:p>5.26E-003</text:p>
          </table:table-cell>
          <table:table-cell table:style-name="ce12" office:value-type="float" office:value="0.0138253">
            <text:p>1.38E-002</text:p>
          </table:table-cell>
          <table:table-cell table:style-name="ce20" office:value-type="float" office:value="0.0234191">
            <text:p>2.34E-002</text:p>
          </table:table-cell>
          <table:table-cell table:style-name="ce12" table:number-columns-repeated="996"/>
        </table:table-row>
        <table:table-row table:style-name="ro1">
          <table:table-cell table:style-name="ce6" office:value-type="float" office:value="0.025">
            <text:p>2.50E-002</text:p>
          </table:table-cell>
          <table:table-cell office:value-type="float" office:value="0.00682108">
            <text:p>6.82E-003</text:p>
          </table:table-cell>
          <table:table-cell office:value-type="float" office:value="0.0123369">
            <text:p>1.23E-002</text:p>
          </table:table-cell>
          <table:table-cell office:value-type="float" office:value="0.00606067">
            <text:p>6.06E-003</text:p>
          </table:table-cell>
          <table:table-cell table:style-name="ce12" office:value-type="float" office:value="0.0121971">
            <text:p>1.22E-002</text:p>
          </table:table-cell>
          <table:table-cell office:value-type="float" office:value="0.0388004">
            <text:p>3.88E-002</text:p>
          </table:table-cell>
          <table:table-cell office:value-type="float" office:value="0.020555">
            <text:p>2.06E-002</text:p>
          </table:table-cell>
          <table:table-cell office:value-type="float" office:value="0.0686167">
            <text:p>6.86E-002</text:p>
          </table:table-cell>
          <table:table-cell table:style-name="ce12" office:value-type="float" office:value="0.554268">
            <text:p>5.54E-001</text:p>
          </table:table-cell>
          <table:table-cell table:style-name="ce20" office:value-type="float" office:value="0.275931">
            <text:p>2.76E-001</text:p>
          </table:table-cell>
          <table:table-cell table:style-name="ce25" office:value-type="float" office:value="0.00421484">
            <text:p>4.21E-003</text:p>
          </table:table-cell>
          <table:table-cell office:value-type="float" office:value="0.00943032">
            <text:p>9.43E-003</text:p>
          </table:table-cell>
          <table:table-cell table:style-name="ce12" office:value-type="float" office:value="0.00343558">
            <text:p>3.44E-003</text:p>
          </table:table-cell>
          <table:table-cell table:style-name="ce12" office:value-type="float" office:value="0.00524782">
            <text:p>5.25E-003</text:p>
          </table:table-cell>
          <table:table-cell table:style-name="ce12" office:value-type="float" office:value="0.0124173">
            <text:p>1.24E-002</text:p>
          </table:table-cell>
          <table:table-cell table:style-name="ce12" office:value-type="float" office:value="0.00387008">
            <text:p>3.87E-003</text:p>
          </table:table-cell>
          <table:table-cell table:style-name="ce12" office:value-type="float" office:value="0.0101689">
            <text:p>1.02E-002</text:p>
          </table:table-cell>
          <table:table-cell table:style-name="ce12" office:value-type="float" office:value="0.0284199">
            <text:p>2.84E-002</text:p>
          </table:table-cell>
          <table:table-cell table:style-name="ce20" office:value-type="float" office:value="0.00702903">
            <text:p>7.03E-003</text:p>
          </table:table-cell>
          <table:table-cell table:style-name="ce25" office:value-type="float" office:value="0.00252501">
            <text:p>2.53E-003</text:p>
          </table:table-cell>
          <table:table-cell table:style-name="ce12" office:value-type="float" office:value="0.00377917">
            <text:p>3.78E-003</text:p>
          </table:table-cell>
          <table:table-cell table:style-name="ce12" office:value-type="float" office:value="0.00690697">
            <text:p>6.91E-003</text:p>
          </table:table-cell>
          <table:table-cell table:style-name="ce12" office:value-type="float" office:value="0.00281826">
            <text:p>2.82E-003</text:p>
          </table:table-cell>
          <table:table-cell table:style-name="ce12" office:value-type="float" office:value="0.00549377">
            <text:p>5.49E-003</text:p>
          </table:table-cell>
          <table:table-cell table:style-name="ce12" office:value-type="float" office:value="0.00947162">
            <text:p>9.47E-003</text:p>
          </table:table-cell>
          <table:table-cell table:style-name="ce12" office:value-type="float" office:value="0.00538674">
            <text:p>5.39E-003</text:p>
          </table:table-cell>
          <table:table-cell table:style-name="ce12" office:value-type="float" office:value="0.0141708">
            <text:p>1.42E-002</text:p>
          </table:table-cell>
          <table:table-cell table:style-name="ce20" office:value-type="float" office:value="0.0232046">
            <text:p>2.32E-002</text:p>
          </table:table-cell>
          <table:table-cell table:style-name="ce12" table:number-columns-repeated="996"/>
        </table:table-row>
        <table:table-row table:style-name="ro1">
          <table:table-cell table:style-name="ce5" office:value-type="float" office:value="0.03">
            <text:p>3.00E-002</text:p>
          </table:table-cell>
          <table:table-cell table:style-name="ce11" office:value-type="float" office:value="0.008224">
            <text:p>8.22E-003</text:p>
          </table:table-cell>
          <table:table-cell table:style-name="ce11" office:value-type="float" office:value="0.0151349">
            <text:p>1.51E-002</text:p>
          </table:table-cell>
          <table:table-cell table:style-name="ce11" office:value-type="float" office:value="0.00677749">
            <text:p>6.78E-003</text:p>
          </table:table-cell>
          <table:table-cell table:style-name="ce11" office:value-type="float" office:value="0.0144479">
            <text:p>1.44E-002</text:p>
          </table:table-cell>
          <table:table-cell table:style-name="ce11" office:value-type="float" office:value="0.0477659">
            <text:p>4.78E-002</text:p>
          </table:table-cell>
          <table:table-cell table:style-name="ce11" office:value-type="float" office:value="0.0189094">
            <text:p>1.89E-002</text:p>
          </table:table-cell>
          <table:table-cell table:style-name="ce11" office:value-type="float" office:value="0.0939789">
            <text:p>9.40E-002</text:p>
          </table:table-cell>
          <table:table-cell table:style-name="ce11" office:value-type="float" office:value="0.632473">
            <text:p>6.32E-001</text:p>
          </table:table-cell>
          <table:table-cell table:style-name="ce21" office:value-type="float" office:value="0.177659">
            <text:p>1.78E-001</text:p>
          </table:table-cell>
          <table:table-cell table:style-name="ce24" office:value-type="float" office:value="0.00508917">
            <text:p>5.09E-003</text:p>
          </table:table-cell>
          <table:table-cell table:style-name="ce11" office:value-type="float" office:value="0.0110803">
            <text:p>1.11E-002</text:p>
          </table:table-cell>
          <table:table-cell table:style-name="ce11" office:value-type="float" office:value="0.0040738">
            <text:p>4.07E-003</text:p>
          </table:table-cell>
          <table:table-cell table:style-name="ce11" office:value-type="float" office:value="0.00606134">
            <text:p>6.06E-003</text:p>
          </table:table-cell>
          <table:table-cell table:style-name="ce11" office:value-type="float" office:value="0.0138279">
            <text:p>1.38E-002</text:p>
          </table:table-cell>
          <table:table-cell table:style-name="ce11" office:value-type="float" office:value="0.0044618">
            <text:p>4.46E-003</text:p>
          </table:table-cell>
          <table:table-cell table:style-name="ce11" office:value-type="float" office:value="0.0111807">
            <text:p>1.12E-002</text:p>
          </table:table-cell>
          <table:table-cell table:style-name="ce11" office:value-type="float" office:value="0.0294234">
            <text:p>2.94E-002</text:p>
          </table:table-cell>
          <table:table-cell table:style-name="ce21" office:value-type="float" office:value="0.00787335">
            <text:p>7.87E-003</text:p>
          </table:table-cell>
          <table:table-cell table:style-name="ce24" office:value-type="float" office:value="0.00350837">
            <text:p>3.51E-003</text:p>
          </table:table-cell>
          <table:table-cell table:style-name="ce11" office:value-type="float" office:value="0.00536366">
            <text:p>5.36E-003</text:p>
          </table:table-cell>
          <table:table-cell table:style-name="ce11" office:value-type="float" office:value="0.00760376">
            <text:p>7.60E-003</text:p>
          </table:table-cell>
          <table:table-cell table:style-name="ce11" office:value-type="float" office:value="0.00364789">
            <text:p>3.65E-003</text:p>
          </table:table-cell>
          <table:table-cell table:style-name="ce11" office:value-type="float" office:value="0.00730128">
            <text:p>7.30E-003</text:p>
          </table:table-cell>
          <table:table-cell table:style-name="ce11" office:value-type="float" office:value="0.0105361">
            <text:p>1.05E-002</text:p>
          </table:table-cell>
          <table:table-cell table:style-name="ce11" office:value-type="float" office:value="0.00559053">
            <text:p>5.59E-003</text:p>
          </table:table-cell>
          <table:table-cell table:style-name="ce11" office:value-type="float" office:value="0.0162696">
            <text:p>1.63E-002</text:p>
          </table:table-cell>
          <table:table-cell table:style-name="ce21" office:value-type="float" office:value="0.0227927">
            <text:p>2.28E-002</text:p>
          </table:table-cell>
          <table:table-cell table:style-name="ce12" table:number-columns-repeated="996"/>
        </table:table-row>
        <table:table-row table:style-name="ro2">
          <table:table-cell table:number-columns-repeated="2"/>
          <table:table-cell table:style-name="ce13" table:number-columns-repeated="6"/>
          <table:table-cell table:style-name="ce12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3" table:number-columns-repeated="6"/>
          <table:table-cell table:style-name="ce12"/>
          <table:table-cell table:style-name="ce22" table:number-columns-spanned="3" table:number-rows-spanned="1"/>
          <table:covered-table-cell table:style-name="ce26"/>
          <table:covered-table-cell table:style-name="ce26"/>
          <table:table-cell table:style-name="ce27"/>
          <table:table-cell table:style-name="ce22" table:number-columns-spanned="3" table:number-rows-spanned="1"/>
          <table:covered-table-cell table:style-name="ce26"/>
          <table:covered-table-cell table:style-name="ce26"/>
          <table:table-cell table:number-columns-repeated="1008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2"/>
          <table:table-cell table:number-columns-repeated="2"/>
          <table:table-cell table:style-name="Default"/>
          <table:table-cell table:style-name="ce12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/>
          <table:table-cell table:style-name="Default"/>
          <table:table-cell/>
          <table:table-cell table:style-name="Default">
            <draw:frame table:end-cell-address="Sheet1.J33" table:end-x="0.5091in" table:end-y="0.072in" draw:z-index="1" draw:style-name="gr1" svg:width="4.7602in" svg:height="3.1157in" svg:x="0.7591in" svg:y="0.1445in">
              <draw:object draw:notify-on-update-of-ranges="Sheet1.K5:Sheet1.K5 Sheet1.K6:Sheet1.K11 Sheet1.A6:Sheet1.A11 Sheet1.N5:Sheet1.N5 Sheet1.N6:Sheet1.N11 Sheet1.A6:Sheet1.A11 Sheet1.Q5:Sheet1.Q5 Sheet1.Q6:Sheet1.Q11 Sheet1.A6:Sheet1.A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2"/>
          <table:table-cell/>
          <table:table-cell table:style-name="Default" table:number-columns-repeated="2"/>
          <table:table-cell table:style-name="ce12"/>
          <table:table-cell table:style-name="Default">
            <draw:frame table:end-cell-address="Sheet1.N34" table:end-x="0.6803in" table:end-y="0.0429in" draw:z-index="2" draw:style-name="gr1" svg:width="3.5744in" svg:height="3.2543in" svg:x="0.6622in" svg:y="0.1539in">
              <draw:object draw:notify-on-update-of-ranges="Sheet1.T5:Sheet1.T5 Sheet1.T6:Sheet1.T11 Sheet1.A6:Sheet1.A11 Sheet1.W5:Sheet1.W5 Sheet1.W6:Sheet1.W11 Sheet1.A6:Sheet1.A11 Sheet1.Z5:Sheet1.Z5 Sheet1.Z6:Sheet1.Z11 Sheet1.A6:Sheet1.A1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  <table:table-cell table:style-name="Default"/>
          <table:table-cell table:number-columns-repeated="1012"/>
        </table:table-row>
        <table:table-row table:style-name="ro2">
          <table:table-cell>
            <draw:frame table:end-cell-address="Sheet1.D35" table:end-x="0.5894in" table:end-y="0.0299in" draw:z-index="0" draw:style-name="gr1" svg:width="3.174in" svg:height="3.2504in" svg:x="0.011in" svg:y="0.1449in">
              <draw:object draw:notify-on-update-of-ranges="Sheet1.B5:Sheet1.B5 Sheet1.B6:Sheet1.B11 Sheet1.A6:Sheet1.A11 Sheet1.E5:Sheet1.E5 Sheet1.E6:Sheet1.E11 Sheet1.A6:Sheet1.A11 Sheet1.H5:Sheet1.H5 Sheet1.H6:Sheet1.H11 Sheet1.A6:Sheet1.A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Default" table:number-columns-repeated="2"/>
          <table:table-cell table:style-name="ce12"/>
          <table:table-cell/>
          <table:table-cell table:style-name="Default" table:number-columns-repeated="2"/>
          <table:table-cell table:style-name="ce12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2"/>
          <table:table-cell/>
          <table:table-cell table:style-name="Default" table:number-columns-repeated="2"/>
          <table:table-cell table:style-name="ce12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number-columns-repeated="4"/>
          <table:table-cell table:style-name="ce12"/>
          <table:table-cell/>
          <table:table-cell table:style-name="Default" table:number-columns-repeated="2"/>
          <table:table-cell table:style-name="ce12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number-columns-repeated="4"/>
          <table:table-cell table:style-name="ce12"/>
          <table:table-cell table:number-columns-repeated="2"/>
          <table:table-cell table:style-name="Default"/>
          <table:table-cell table:style-name="ce12"/>
          <table:table-cell/>
          <table:table-cell table:style-name="Default" table:number-columns-repeated="2"/>
          <table:table-cell table:number-columns-repeated="1012"/>
        </table:table-row>
        <table:table-row table:style-name="ro2" table:number-rows-repeated="4">
          <table:table-cell table:number-columns-repeated="4"/>
          <table:table-cell table:style-name="ce12"/>
          <table:table-cell table:number-columns-repeated="2"/>
          <table:table-cell table:style-name="Default"/>
          <table:table-cell table:style-name="ce12"/>
          <table:table-cell table:number-columns-repeated="2"/>
          <table:table-cell table:style-name="Default"/>
          <table:table-cell table:number-columns-repeated="1012"/>
        </table:table-row>
        <table:table-row table:style-name="ro2" table:number-rows-repeated="3">
          <table:table-cell table:number-columns-repeated="3"/>
          <table:table-cell table:style-name="Default"/>
          <table:table-cell table:style-name="ce12"/>
          <table:table-cell table:number-columns-repeated="2"/>
          <table:table-cell table:style-name="Default"/>
          <table:table-cell table:style-name="ce12"/>
          <table:table-cell table:number-columns-repeated="2"/>
          <table:table-cell table:style-name="Default"/>
          <table:table-cell table:number-columns-repeated="1012"/>
        </table:table-row>
        <table:table-row table:style-name="ro2" table:number-rows-repeated="7">
          <table:table-cell table:number-columns-repeated="4"/>
          <table:table-cell table:style-name="ce12"/>
          <table:table-cell table:number-columns-repeated="2"/>
          <table:table-cell table:style-name="Default"/>
          <table:table-cell table:style-name="ce12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table:number-columns-repeated="3"/>
          <table:table-cell table:style-name="Default"/>
          <table:table-cell table:style-name="ce12"/>
          <table:table-cell table:number-columns-repeated="2"/>
          <table:table-cell table:style-name="Default"/>
          <table:table-cell table:style-name="ce12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/>
          <table:table-cell table:style-name="Default" table:number-columns-repeated="3"/>
          <table:table-cell table:style-name="ce12"/>
          <table:table-cell table:number-columns-repeated="2"/>
          <table:table-cell table:style-name="Default"/>
          <table:table-cell table:style-name="ce12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Default">
            <draw:frame table:end-cell-address="Sheet1.D54" table:end-x="0.5783in" table:end-y="0.0642in" draw:z-index="3" draw:style-name="gr1" svg:width="3.174in" svg:height="3.2504in" svg:x="0in" svg:y="0.002in">
              <draw:object draw:notify-on-update-of-ranges="Sheet1.C5:Sheet1.C5 Sheet1.C6:Sheet1.C11 Sheet1.A6:Sheet1.A11 Sheet1.F5:Sheet1.F5 Sheet1.F6:Sheet1.F11 Sheet1.A6:Sheet1.A11 Sheet1.I5:Sheet1.I5 Sheet1.I6:Sheet1.I11 Sheet1.A6:Sheet1.A1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Default" table:number-columns-repeated="3"/>
          <table:table-cell/>
          <table:table-cell>
            <draw:frame table:end-cell-address="Sheet1.K53" table:end-x="0.4551in" table:end-y="0.1063in" draw:z-index="4" draw:style-name="gr1" svg:width="4.7602in" svg:height="3.1157in" svg:x="0.0146in" svg:y="0.0016in">
              <draw:object draw:notify-on-update-of-ranges="Sheet1.L5:Sheet1.L5 Sheet1.L6:Sheet1.L11 Sheet1.A6:Sheet1.A11 Sheet1.O5:Sheet1.O5 Sheet1.O6:Sheet1.O11 Sheet1.A6:Sheet1.A11 Sheet1.R5:Sheet1.R5 Sheet1.R6:Sheet1.R11 Sheet1.A6:Sheet1.A1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>
            <draw:frame table:end-cell-address="Sheet1.P54" table:end-x="0.0654in" table:end-y="0.1307in" draw:z-index="5" draw:style-name="gr1" svg:width="3.5748in" svg:height="3.2543in" svg:x="0.0465in" svg:y="0.0646in">
              <draw:object draw:notify-on-update-of-ranges="Sheet1.U5:Sheet1.U5 Sheet1.U6:Sheet1.U11 Sheet1.A6:Sheet1.A11 Sheet1.X5:Sheet1.X5 Sheet1.X6:Sheet1.X11 Sheet1.A6:Sheet1.A11 Sheet1.AA5:Sheet1.AA5 Sheet1.AA6:Sheet1.AA11 Sheet1.A6:Sheet1.A1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12"/>
        </table:table-row>
        <table:table-row table:style-name="ro2">
          <table:table-cell/>
          <table:table-cell table:style-name="Default" table:number-columns-repeated="3"/>
          <table:table-cell table:number-columns-repeated="1020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4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>
            <draw:frame table:end-cell-address="Sheet1.D74" table:end-x="0.5783in" table:end-y="0.0689in" draw:z-index="6" draw:style-name="gr1" svg:width="3.174in" svg:height="3.2504in" svg:x="0in" svg:y="0.0063in">
              <draw:object draw:notify-on-update-of-ranges="Sheet1.D5:Sheet1.D5 Sheet1.D6:Sheet1.D11 Sheet1.A6:Sheet1.A11 Sheet1.G5:Sheet1.G5 Sheet1.G6:Sheet1.G11 Sheet1.A6:Sheet1.A11 Sheet1.J5:Sheet1.J5 Sheet1.J6:Sheet1.J11 Sheet1.A6:Sheet1.A11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/>
          <table:table-cell table:style-name="Default" table:number-columns-repeated="2"/>
          <table:table-cell/>
          <table:table-cell>
            <draw:frame table:end-cell-address="Sheet1.K73" table:end-x="0.4551in" table:end-y="0.111in" draw:z-index="7" draw:style-name="gr1" svg:width="4.7602in" svg:height="3.1157in" svg:x="0.0146in" svg:y="0.0063in">
              <draw:object draw:notify-on-update-of-ranges="Sheet1.M5:Sheet1.M5 Sheet1.M6:Sheet1.M11 Sheet1.A6:Sheet1.A11 Sheet1.P5:Sheet1.P5 Sheet1.P6:Sheet1.P11 Sheet1.A6:Sheet1.A11 Sheet1.S5:Sheet1.S5 Sheet1.S6:Sheet1.S11 Sheet1.A6:Sheet1.A11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7"/>
          <table:table-cell>
            <draw:frame table:end-cell-address="Sheet1.P75" table:end-x="0.0319in" table:end-y="0.0724in" draw:z-index="8" draw:style-name="gr1" svg:width="3.5748in" svg:height="3.2543in" svg:x="0.013in" svg:y="0.0059in">
              <draw:object draw:notify-on-update-of-ranges="Sheet1.V5:Sheet1.V5 Sheet1.V6:Sheet1.V11 Sheet1.A6:Sheet1.A11 Sheet1.Y5:Sheet1.Y5 Sheet1.Y6:Sheet1.Y11 Sheet1.A6:Sheet1.A11 Sheet1.AB5:Sheet1.AB5 Sheet1.AB6:Sheet1.AB11 Sheet1.A6:Sheet1.A11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5">09/15/2010</text:date>, <text:time>08:0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4T09:04:06</meta:creation-date>
    <dc:date>2010-09-15T08:04:58</dc:date>
    <meta:editing-duration>PT08H11M02S</meta:editing-duration>
    <meta:editing-cycles>36</meta:editing-cycles>
    <meta:generator>OpenOffice.org/3.1$Linux OpenOffice.org_project/310m21$Build-9319</meta:generator>
    <meta:document-statistic meta:table-count="3" meta:cell-count="206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5" style:family="chart" style:data-style-name="N2">
      <style:chart-properties chart:display-label="true" chart:logarithmic="tru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true" chart:minimum="0.001" chart:maximum="1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8.063cm" svg:height="8.257cm" chart:class="chart:scatter" chart:style-name="ch1">
        <chart:title svg:x="2.721cm" svg:y="0.166cm" chart:style-name="ch2">
          <text:p>whole domain</text:p>
        </chart:title>
        <chart:legend chart:legend-position="top" svg:x="3.452cm" svg:y="0.666cm" chart:style-name="ch3"/>
        <chart:plot-area chart:style-name="ch4" table:cell-range-address="Sheet1.A6:Sheet1.B11 Sheet1.A5:Sheet1.B5 Sheet1.E5:Sheet1.E11 Sheet1.H5:Sheet1.H11" chart:data-source-has-labels="row" svg:x="0.238cm" svg:y="0.605cm" svg:width="7.577cm" svg:height="7.668cm">
          <chart:axis chart:dimension="x" chart:name="primary-x" chart:style-name="ch5">
            <chart:title svg:x="3.267cm" svg:y="7.851cm" chart:style-name="ch6">
              <text:p>support length</text:p>
            </chart:title>
          </chart:axis>
          <chart:axis chart:dimension="y" chart:name="primary-y" chart:style-name="ch7">
            <chart:title svg:x="0.278cm" svg:y="8.233cm" chart:style-name="ch8">
              <text:p>error rho (normalized with high pressure section density)</text:p>
            </chart:title>
            <chart:grid chart:style-name="ch9" chart:class="major"/>
          </chart:axis>
          <chart:series chart:style-name="ch10" chart:values-cell-range-address="Sheet1.B6:Sheet1.B11" chart:label-cell-address="Sheet1.B5:Sheet1.B5" chart:class="chart:scatter">
            <chart:domain table:cell-range-address="Sheet1.A6:Sheet1.A11"/>
            <chart:data-point chart:repeated="6"/>
          </chart:series>
          <chart:series chart:style-name="ch11" chart:values-cell-range-address="Sheet1.E6:Sheet1.E11" chart:label-cell-address="Sheet1.E5:Sheet1.E5" chart:class="chart:scatter">
            <chart:data-point chart:repeated="6"/>
          </chart:series>
          <chart:series chart:style-name="ch12" chart:values-cell-range-address="Sheet1.H6:Sheet1.H11" chart:label-cell-address="Sheet1.H5:Sheet1.H5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5:Sheet1.B5">L1_rho</text:p>
              </table:table-cell>
              <table:table-cell office:value-type="string">
                <text:p text:id="Sheet1.E5:Sheet1.E5">L2_rho</text:p>
              </table:table-cell>
              <table:table-cell office:value-type="string">
                <text:p text:id="Sheet1.H5:Sheet1.H5">Linf_rh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1">0.005</text:p>
              </table:table-cell>
              <table:table-cell office:value-type="float" office:value="0.00137933">
                <text:p text:id="Sheet1.B6:Sheet1.B11">0.00137933</text:p>
              </table:table-cell>
              <table:table-cell office:value-type="float" office:value="0.00441034">
                <text:p text:id="Sheet1.E6:Sheet1.E11">0.00441034</text:p>
              </table:table-cell>
              <table:table-cell office:value-type="float" office:value="0.074295">
                <text:p text:id="Sheet1.H6:Sheet1.H11">0.07429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268304">
                <text:p>0.00268304</text:p>
              </table:table-cell>
              <table:table-cell office:value-type="float" office:value="0.00657454">
                <text:p>0.00657454</text:p>
              </table:table-cell>
              <table:table-cell office:value-type="float" office:value="0.0711422">
                <text:p>0.07114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0410112">
                <text:p>0.00410112</text:p>
              </table:table-cell>
              <table:table-cell office:value-type="float" office:value="0.00853527">
                <text:p>0.00853527</text:p>
              </table:table-cell>
              <table:table-cell office:value-type="float" office:value="0.0663457">
                <text:p>0.06634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0546294">
                <text:p>0.00546294</text:p>
              </table:table-cell>
              <table:table-cell office:value-type="float" office:value="0.010397">
                <text:p>0.010397</text:p>
              </table:table-cell>
              <table:table-cell office:value-type="float" office:value="0.0668312">
                <text:p>0.06683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0682108">
                <text:p>0.00682108</text:p>
              </table:table-cell>
              <table:table-cell office:value-type="float" office:value="0.0121971">
                <text:p>0.0121971</text:p>
              </table:table-cell>
              <table:table-cell office:value-type="float" office:value="0.0686167">
                <text:p>0.0686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">
                <text:p>0.03</text:p>
              </table:table-cell>
              <table:table-cell office:value-type="float" office:value="0.008224">
                <text:p>0.008224</text:p>
              </table:table-cell>
              <table:table-cell office:value-type="float" office:value="0.0144479">
                <text:p>0.0144479</text:p>
              </table:table-cell>
              <table:table-cell office:value-type="float" office:value="0.0939789">
                <text:p>0.09397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2.092cm" svg:height="7.915cm" chart:class="chart:scatter" chart:style-name="ch1">
        <chart:legend chart:legend-position="top" svg:x="5.86cm" svg:y="0.563cm" chart:style-name="ch2"/>
        <chart:plot-area chart:style-name="ch3" table:cell-range-address="Sheet1.A6:Sheet1.A11 Sheet1.K5:Sheet1.K11 Sheet1.N5:Sheet1.N11 Sheet1.Q5:Sheet1.Q11" chart:data-source-has-labels="row" svg:x="0.401cm" svg:y="0.346cm" svg:width="11.254cm" svg:height="7.43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6:Sheet1.K11" chart:label-cell-address="Sheet1.K5:Sheet1.K5" chart:class="chart:scatter">
            <chart:domain table:cell-range-address="Sheet1.A6:Sheet1.A11"/>
            <chart:data-point chart:repeated="6"/>
          </chart:series>
          <chart:series chart:style-name="ch8" chart:values-cell-range-address="Sheet1.N6:Sheet1.N11" chart:label-cell-address="Sheet1.N5:Sheet1.N5" chart:class="chart:scatter">
            <chart:data-point chart:repeated="6"/>
          </chart:series>
          <chart:series chart:style-name="ch9" chart:values-cell-range-address="Sheet1.Q6:Sheet1.Q11" chart:label-cell-address="Sheet1.Q5:Sheet1.Q5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K5:Sheet1.K5">L1_rho3</text:p>
              </table:table-cell>
              <table:table-cell office:value-type="string">
                <text:p text:id="Sheet1.N5:Sheet1.N5">L2_rho3</text:p>
              </table:table-cell>
              <table:table-cell office:value-type="string">
                <text:p text:id="Sheet1.Q5:Sheet1.Q5">Linf_rho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1">0.005</text:p>
              </table:table-cell>
              <table:table-cell office:value-type="float" office:value="0.000844036">
                <text:p text:id="Sheet1.K6:Sheet1.K11">0.000844036</text:p>
              </table:table-cell>
              <table:table-cell office:value-type="float" office:value="0.00189835">
                <text:p text:id="Sheet1.N6:Sheet1.N11">0.00189835</text:p>
              </table:table-cell>
              <table:table-cell office:value-type="float" office:value="0.00871784">
                <text:p text:id="Sheet1.Q6:Sheet1.Q11">0.0087178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167529">
                <text:p>0.00167529</text:p>
              </table:table-cell>
              <table:table-cell office:value-type="float" office:value="0.00290986">
                <text:p>0.00290986</text:p>
              </table:table-cell>
              <table:table-cell office:value-type="float" office:value="0.00826396">
                <text:p>0.008263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0249907">
                <text:p>0.00249907</text:p>
              </table:table-cell>
              <table:table-cell office:value-type="float" office:value="0.00375492">
                <text:p>0.00375492</text:p>
              </table:table-cell>
              <table:table-cell office:value-type="float" office:value="0.00925704">
                <text:p>0.009257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0337155">
                <text:p>0.00337155</text:p>
              </table:table-cell>
              <table:table-cell office:value-type="float" office:value="0.0045429">
                <text:p>0.0045429</text:p>
              </table:table-cell>
              <table:table-cell office:value-type="float" office:value="0.00972215">
                <text:p>0.009722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0421484">
                <text:p>0.00421484</text:p>
              </table:table-cell>
              <table:table-cell office:value-type="float" office:value="0.00524782">
                <text:p>0.00524782</text:p>
              </table:table-cell>
              <table:table-cell office:value-type="float" office:value="0.0101689">
                <text:p>0.01016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">
                <text:p>0.03</text:p>
              </table:table-cell>
              <table:table-cell office:value-type="float" office:value="0.00508917">
                <text:p>0.00508917</text:p>
              </table:table-cell>
              <table:table-cell office:value-type="float" office:value="0.00606134">
                <text:p>0.00606134</text:p>
              </table:table-cell>
              <table:table-cell office:value-type="float" office:value="0.0111807">
                <text:p>0.01118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08cm" svg:height="8.267cm" chart:class="chart:scatter" chart:style-name="ch1">
        <chart:legend chart:legend-position="top" svg:x="3.999cm" svg:y="0.577cm" chart:style-name="ch2"/>
        <chart:plot-area chart:style-name="ch3" table:cell-range-address="Sheet1.A6:Sheet1.A11 Sheet1.T5:Sheet1.T11 Sheet1.W5:Sheet1.W11 Sheet1.Z5:Sheet1.Z11" chart:data-source-has-labels="row" svg:x="0.37cm" svg:y="0.147cm" svg:width="8.429cm" svg:height="7.76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T6:Sheet1.T11" chart:label-cell-address="Sheet1.T5:Sheet1.T5" chart:class="chart:scatter">
            <chart:domain table:cell-range-address="Sheet1.A6:Sheet1.A11"/>
            <chart:data-point chart:repeated="6"/>
          </chart:series>
          <chart:series chart:style-name="ch8" chart:values-cell-range-address="Sheet1.W6:Sheet1.W11" chart:label-cell-address="Sheet1.W5:Sheet1.W5" chart:class="chart:scatter">
            <chart:data-point chart:repeated="6"/>
          </chart:series>
          <chart:series chart:style-name="ch9" chart:values-cell-range-address="Sheet1.Z6:Sheet1.Z11" chart:label-cell-address="Sheet1.Z5:Sheet1.Z5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T5:Sheet1.T5">L1_rho2</text:p>
              </table:table-cell>
              <table:table-cell office:value-type="string">
                <text:p text:id="Sheet1.W5:Sheet1.W5">L2_rho2</text:p>
              </table:table-cell>
              <table:table-cell office:value-type="string">
                <text:p text:id="Sheet1.Z5:Sheet1.Z5">Linf_rho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1">0.005</text:p>
              </table:table-cell>
              <table:table-cell office:value-type="float" office:value="0.00054881">
                <text:p text:id="Sheet1.T6:Sheet1.T11">0.00054881</text:p>
              </table:table-cell>
              <table:table-cell office:value-type="float" office:value="0.000971574">
                <text:p text:id="Sheet1.W6:Sheet1.W11">0.000971574</text:p>
              </table:table-cell>
              <table:table-cell office:value-type="float" office:value="0.00520442">
                <text:p text:id="Sheet1.Z6:Sheet1.Z11">0.0052044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774702">
                <text:p>0.000774702</text:p>
              </table:table-cell>
              <table:table-cell office:value-type="float" office:value="0.00137154">
                <text:p>0.00137154</text:p>
              </table:table-cell>
              <table:table-cell office:value-type="float" office:value="0.00520139">
                <text:p>0.005201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0113442">
                <text:p>0.00113442</text:p>
              </table:table-cell>
              <table:table-cell office:value-type="float" office:value="0.00173299">
                <text:p>0.00173299</text:p>
              </table:table-cell>
              <table:table-cell office:value-type="float" office:value="0.00515029">
                <text:p>0.005150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0172504">
                <text:p>0.00172504</text:p>
              </table:table-cell>
              <table:table-cell office:value-type="float" office:value="0.00221637">
                <text:p>0.00221637</text:p>
              </table:table-cell>
              <table:table-cell office:value-type="float" office:value="0.00525867">
                <text:p>0.005258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0252501">
                <text:p>0.00252501</text:p>
              </table:table-cell>
              <table:table-cell office:value-type="float" office:value="0.00281826">
                <text:p>0.00281826</text:p>
              </table:table-cell>
              <table:table-cell office:value-type="float" office:value="0.00538674">
                <text:p>0.005386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">
                <text:p>0.03</text:p>
              </table:table-cell>
              <table:table-cell office:value-type="float" office:value="0.00350837">
                <text:p>0.00350837</text:p>
              </table:table-cell>
              <table:table-cell office:value-type="float" office:value="0.00364789">
                <text:p>0.00364789</text:p>
              </table:table-cell>
              <table:table-cell office:value-type="float" office:value="0.00559053">
                <text:p>0.005590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true" chart:minimum="0.001" chart:maximum="10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063cm" svg:height="8.257cm" chart:class="chart:scatter" chart:style-name="ch1">
        <chart:legend chart:legend-position="top" svg:x="3.452cm" svg:y="0.666cm" chart:style-name="ch2"/>
        <chart:plot-area chart:style-name="ch3" table:cell-range-address="Sheet1.A6:Sheet1.A11 Sheet1.C5:Sheet1.C11 Sheet1.F5:Sheet1.F11 Sheet1.I5:Sheet1.I11" chart:data-source-has-labels="row" svg:x="0.296cm" svg:y="0.289cm" svg:width="7.577cm" svg:height="7.66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6:Sheet1.C11" chart:label-cell-address="Sheet1.C5:Sheet1.C5" chart:class="chart:scatter">
            <chart:domain table:cell-range-address="Sheet1.A6:Sheet1.A11"/>
            <chart:data-point chart:repeated="6"/>
          </chart:series>
          <chart:series chart:style-name="ch8" chart:values-cell-range-address="Sheet1.F6:Sheet1.F11" chart:label-cell-address="Sheet1.F5:Sheet1.F5" chart:class="chart:scatter">
            <chart:data-point chart:repeated="6"/>
          </chart:series>
          <chart:series chart:style-name="ch9" chart:values-cell-range-address="Sheet1.I6:Sheet1.I11" chart:label-cell-address="Sheet1.I5:Sheet1.I5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C5:Sheet1.C5">L1_u</text:p>
              </table:table-cell>
              <table:table-cell office:value-type="string">
                <text:p text:id="Sheet1.F5:Sheet1.F5">L2_u</text:p>
              </table:table-cell>
              <table:table-cell office:value-type="string">
                <text:p text:id="Sheet1.I5:Sheet1.I5">Linf_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1">0.005</text:p>
              </table:table-cell>
              <table:table-cell office:value-type="float" office:value="0.00259426">
                <text:p text:id="Sheet1.C6:Sheet1.C11">0.00259426</text:p>
              </table:table-cell>
              <table:table-cell office:value-type="float" office:value="0.0189355">
                <text:p text:id="Sheet1.F6:Sheet1.F11">0.0189355</text:p>
              </table:table-cell>
              <table:table-cell office:value-type="float" office:value="0.644202">
                <text:p text:id="Sheet1.I6:Sheet1.I11">0.6442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496703">
                <text:p>0.00496703</text:p>
              </table:table-cell>
              <table:table-cell office:value-type="float" office:value="0.0254985">
                <text:p>0.0254985</text:p>
              </table:table-cell>
              <table:table-cell office:value-type="float" office:value="0.608229">
                <text:p>0.6082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0730828">
                <text:p>0.00730828</text:p>
              </table:table-cell>
              <table:table-cell office:value-type="float" office:value="0.0273932">
                <text:p>0.0273932</text:p>
              </table:table-cell>
              <table:table-cell office:value-type="float" office:value="0.50098">
                <text:p>0.500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0984867">
                <text:p>0.00984867</text:p>
              </table:table-cell>
              <table:table-cell office:value-type="float" office:value="0.0337528">
                <text:p>0.0337528</text:p>
              </table:table-cell>
              <table:table-cell office:value-type="float" office:value="0.542206">
                <text:p>0.5422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123369">
                <text:p>0.0123369</text:p>
              </table:table-cell>
              <table:table-cell office:value-type="float" office:value="0.0388004">
                <text:p>0.0388004</text:p>
              </table:table-cell>
              <table:table-cell office:value-type="float" office:value="0.554268">
                <text:p>0.5542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">
                <text:p>0.03</text:p>
              </table:table-cell>
              <table:table-cell office:value-type="float" office:value="0.0151349">
                <text:p>0.0151349</text:p>
              </table:table-cell>
              <table:table-cell office:value-type="float" office:value="0.0477659">
                <text:p>0.0477659</text:p>
              </table:table-cell>
              <table:table-cell office:value-type="float" office:value="0.632473">
                <text:p>0.63247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2.092cm" svg:height="7.915cm" chart:class="chart:scatter" chart:style-name="ch1">
        <chart:legend chart:legend-position="top" svg:x="5.86cm" svg:y="0.563cm" chart:style-name="ch2"/>
        <chart:plot-area chart:style-name="ch3" table:cell-range-address="Sheet1.A6:Sheet1.A11 Sheet1.L5:Sheet1.L11 Sheet1.O5:Sheet1.O11 Sheet1.R5:Sheet1.R11" chart:data-source-has-labels="row" svg:x="0.401cm" svg:y="0.346cm" svg:width="11.254cm" svg:height="7.43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L6:Sheet1.L11" chart:label-cell-address="Sheet1.L5:Sheet1.L5" chart:class="chart:scatter">
            <chart:domain table:cell-range-address="Sheet1.A6:Sheet1.A11"/>
            <chart:data-point chart:repeated="6"/>
          </chart:series>
          <chart:series chart:style-name="ch8" chart:values-cell-range-address="Sheet1.O6:Sheet1.O11" chart:label-cell-address="Sheet1.O5:Sheet1.O5" chart:class="chart:scatter">
            <chart:data-point chart:repeated="6"/>
          </chart:series>
          <chart:series chart:style-name="ch9" chart:values-cell-range-address="Sheet1.R6:Sheet1.R11" chart:label-cell-address="Sheet1.R5:Sheet1.R5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L5:Sheet1.L5">L1_u3</text:p>
              </table:table-cell>
              <table:table-cell office:value-type="string">
                <text:p text:id="Sheet1.O5:Sheet1.O5">L2_u3</text:p>
              </table:table-cell>
              <table:table-cell office:value-type="string">
                <text:p text:id="Sheet1.R5:Sheet1.R5">Linf_u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1">0.005</text:p>
              </table:table-cell>
              <table:table-cell office:value-type="float" office:value="0.00186684">
                <text:p text:id="Sheet1.L6:Sheet1.L11">0.00186684</text:p>
              </table:table-cell>
              <table:table-cell office:value-type="float" office:value="0.00428801">
                <text:p text:id="Sheet1.O6:Sheet1.O11">0.00428801</text:p>
              </table:table-cell>
              <table:table-cell office:value-type="float" office:value="0.0166267">
                <text:p text:id="Sheet1.R6:Sheet1.R11">0.01662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356161">
                <text:p>0.00356161</text:p>
              </table:table-cell>
              <table:table-cell office:value-type="float" office:value="0.00669509">
                <text:p>0.00669509</text:p>
              </table:table-cell>
              <table:table-cell office:value-type="float" office:value="0.0211062">
                <text:p>0.02110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0541009">
                <text:p>0.00541009</text:p>
              </table:table-cell>
              <table:table-cell office:value-type="float" office:value="0.00867104">
                <text:p>0.00867104</text:p>
              </table:table-cell>
              <table:table-cell office:value-type="float" office:value="0.0236488">
                <text:p>0.0236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0752493">
                <text:p>0.00752493</text:p>
              </table:table-cell>
              <table:table-cell office:value-type="float" office:value="0.0106443">
                <text:p>0.0106443</text:p>
              </table:table-cell>
              <table:table-cell office:value-type="float" office:value="0.0265039">
                <text:p>0.02650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0943032">
                <text:p>0.00943032</text:p>
              </table:table-cell>
              <table:table-cell office:value-type="float" office:value="0.0124173">
                <text:p>0.0124173</text:p>
              </table:table-cell>
              <table:table-cell office:value-type="float" office:value="0.0284199">
                <text:p>0.02841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">
                <text:p>0.03</text:p>
              </table:table-cell>
              <table:table-cell office:value-type="float" office:value="0.0110803">
                <text:p>0.0110803</text:p>
              </table:table-cell>
              <table:table-cell office:value-type="float" office:value="0.0138279">
                <text:p>0.0138279</text:p>
              </table:table-cell>
              <table:table-cell office:value-type="float" office:value="0.0294234">
                <text:p>0.02942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081cm" svg:height="8.267cm" chart:class="chart:scatter" chart:style-name="ch1">
        <chart:legend chart:legend-position="top" svg:x="3.999cm" svg:y="0.577cm" chart:style-name="ch2"/>
        <chart:plot-area chart:style-name="ch3" table:cell-range-address="Sheet1.A6:Sheet1.A11 Sheet1.U5:Sheet1.U11 Sheet1.X5:Sheet1.X11 Sheet1.AA5:Sheet1.AA11" chart:data-source-has-labels="row" svg:x="0.426cm" svg:y="-0.001cm" svg:width="8.43cm" svg:height="7.76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U6:Sheet1.U11" chart:label-cell-address="Sheet1.U5:Sheet1.U5" chart:class="chart:scatter">
            <chart:domain table:cell-range-address="Sheet1.A6:Sheet1.A11"/>
            <chart:data-point chart:repeated="6"/>
          </chart:series>
          <chart:series chart:style-name="ch8" chart:values-cell-range-address="Sheet1.X6:Sheet1.X11" chart:label-cell-address="Sheet1.X5:Sheet1.X5" chart:class="chart:scatter">
            <chart:data-point chart:repeated="6"/>
          </chart:series>
          <chart:series chart:style-name="ch9" chart:values-cell-range-address="Sheet1.AA6:Sheet1.AA11" chart:label-cell-address="Sheet1.AA5:Sheet1.AA5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U5:Sheet1.U5">L1_u2</text:p>
              </table:table-cell>
              <table:table-cell office:value-type="string">
                <text:p text:id="Sheet1.X5:Sheet1.X5">L2_u2</text:p>
              </table:table-cell>
              <table:table-cell office:value-type="string">
                <text:p text:id="Sheet1.AA5:Sheet1.AA5">Linf_u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1">0.005</text:p>
              </table:table-cell>
              <table:table-cell office:value-type="float" office:value="0.00034361">
                <text:p text:id="Sheet1.U6:Sheet1.U11">0.00034361</text:p>
              </table:table-cell>
              <table:table-cell office:value-type="float" office:value="0.00106688">
                <text:p text:id="Sheet1.X6:Sheet1.X11">0.00106688</text:p>
              </table:table-cell>
              <table:table-cell office:value-type="float" office:value="0.00853854">
                <text:p text:id="Sheet1.AA6:Sheet1.AA11">0.0085385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600371">
                <text:p>0.000600371</text:p>
              </table:table-cell>
              <table:table-cell office:value-type="float" office:value="0.00161654">
                <text:p>0.00161654</text:p>
              </table:table-cell>
              <table:table-cell office:value-type="float" office:value="0.0093766">
                <text:p>0.00937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0116371">
                <text:p>0.00116371</text:p>
              </table:table-cell>
              <table:table-cell office:value-type="float" office:value="0.00236813">
                <text:p>0.00236813</text:p>
              </table:table-cell>
              <table:table-cell office:value-type="float" office:value="0.0109555">
                <text:p>0.01095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0235556">
                <text:p>0.00235556</text:p>
              </table:table-cell>
              <table:table-cell office:value-type="float" office:value="0.0039705">
                <text:p>0.0039705</text:p>
              </table:table-cell>
              <table:table-cell office:value-type="float" office:value="0.0138253">
                <text:p>0.01382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0377917">
                <text:p>0.00377917</text:p>
              </table:table-cell>
              <table:table-cell office:value-type="float" office:value="0.00549377">
                <text:p>0.00549377</text:p>
              </table:table-cell>
              <table:table-cell office:value-type="float" office:value="0.0141708">
                <text:p>0.01417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">
                <text:p>0.03</text:p>
              </table:table-cell>
              <table:table-cell office:value-type="float" office:value="0.00536366">
                <text:p>0.00536366</text:p>
              </table:table-cell>
              <table:table-cell office:value-type="float" office:value="0.00730128">
                <text:p>0.00730128</text:p>
              </table:table-cell>
              <table:table-cell office:value-type="float" office:value="0.0162696">
                <text:p>0.016269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true" chart:minimum="0.001" chart:maximum="1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063cm" svg:height="8.257cm" chart:class="chart:scatter" chart:style-name="ch1">
        <chart:legend chart:legend-position="top" svg:x="3.452cm" svg:y="0.666cm" chart:style-name="ch2"/>
        <chart:plot-area chart:style-name="ch3" table:cell-range-address="Sheet1.A6:Sheet1.A11 Sheet1.D5:Sheet1.D11 Sheet1.G5:Sheet1.G11 Sheet1.J5:Sheet1.J11" chart:data-source-has-labels="row" svg:x="0.296cm" svg:y="0.289cm" svg:width="7.577cm" svg:height="7.66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6:Sheet1.D11" chart:label-cell-address="Sheet1.D5:Sheet1.D5" chart:class="chart:scatter">
            <chart:domain table:cell-range-address="Sheet1.A6:Sheet1.A11"/>
            <chart:data-point chart:repeated="6"/>
          </chart:series>
          <chart:series chart:style-name="ch8" chart:values-cell-range-address="Sheet1.G6:Sheet1.G11" chart:label-cell-address="Sheet1.G5:Sheet1.G5" chart:class="chart:scatter">
            <chart:data-point chart:repeated="6"/>
          </chart:series>
          <chart:series chart:style-name="ch9" chart:values-cell-range-address="Sheet1.J6:Sheet1.J11" chart:label-cell-address="Sheet1.J5:Sheet1.J5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D5:Sheet1.D5">L1e</text:p>
              </table:table-cell>
              <table:table-cell office:value-type="string">
                <text:p text:id="Sheet1.G5:Sheet1.G5">L2e</text:p>
              </table:table-cell>
              <table:table-cell office:value-type="string">
                <text:p text:id="Sheet1.J5:Sheet1.J5">Linf_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1">0.005</text:p>
              </table:table-cell>
              <table:table-cell office:value-type="float" office:value="0.0012683">
                <text:p text:id="Sheet1.D6:Sheet1.D11">0.0012683</text:p>
              </table:table-cell>
              <table:table-cell office:value-type="float" office:value="0.00933328">
                <text:p text:id="Sheet1.G6:Sheet1.G11">0.00933328</text:p>
              </table:table-cell>
              <table:table-cell office:value-type="float" office:value="0.277043">
                <text:p text:id="Sheet1.J6:Sheet1.J11">0.27704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246204">
                <text:p>0.00246204</text:p>
              </table:table-cell>
              <table:table-cell office:value-type="float" office:value="0.0130431">
                <text:p>0.0130431</text:p>
              </table:table-cell>
              <table:table-cell office:value-type="float" office:value="0.276655">
                <text:p>0.2766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0367667">
                <text:p>0.00367667</text:p>
              </table:table-cell>
              <table:table-cell office:value-type="float" office:value="0.0156789">
                <text:p>0.0156789</text:p>
              </table:table-cell>
              <table:table-cell office:value-type="float" office:value="0.27552">
                <text:p>0.275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0489298">
                <text:p>0.00489298</text:p>
              </table:table-cell>
              <table:table-cell office:value-type="float" office:value="0.0182806">
                <text:p>0.0182806</text:p>
              </table:table-cell>
              <table:table-cell office:value-type="float" office:value="0.275471">
                <text:p>0.2754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0606067">
                <text:p>0.00606067</text:p>
              </table:table-cell>
              <table:table-cell office:value-type="float" office:value="0.020555">
                <text:p>0.020555</text:p>
              </table:table-cell>
              <table:table-cell office:value-type="float" office:value="0.275931">
                <text:p>0.2759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">
                <text:p>0.03</text:p>
              </table:table-cell>
              <table:table-cell office:value-type="float" office:value="0.00677749">
                <text:p>0.00677749</text:p>
              </table:table-cell>
              <table:table-cell office:value-type="float" office:value="0.0189094">
                <text:p>0.0189094</text:p>
              </table:table-cell>
              <table:table-cell office:value-type="float" office:value="0.177659">
                <text:p>0.17765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2.092cm" svg:height="7.915cm" chart:class="chart:scatter" chart:style-name="ch1">
        <chart:legend chart:legend-position="top" svg:x="5.859cm" svg:y="0.563cm" chart:style-name="ch2"/>
        <chart:plot-area chart:style-name="ch3" table:cell-range-address="Sheet1.A6:Sheet1.A11 Sheet1.M5:Sheet1.M11 Sheet1.P5:Sheet1.P11 Sheet1.S5:Sheet1.S11" chart:data-source-has-labels="row" svg:x="0.401cm" svg:y="0.346cm" svg:width="11.254cm" svg:height="7.43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M6:Sheet1.M11" chart:label-cell-address="Sheet1.M5:Sheet1.M5" chart:class="chart:scatter">
            <chart:domain table:cell-range-address="Sheet1.A6:Sheet1.A11"/>
            <chart:data-point chart:repeated="6"/>
          </chart:series>
          <chart:series chart:style-name="ch8" chart:values-cell-range-address="Sheet1.P6:Sheet1.P11" chart:label-cell-address="Sheet1.P5:Sheet1.P5" chart:class="chart:scatter">
            <chart:data-point chart:repeated="6"/>
          </chart:series>
          <chart:series chart:style-name="ch9" chart:values-cell-range-address="Sheet1.S6:Sheet1.S11" chart:label-cell-address="Sheet1.S5:Sheet1.S5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M5:Sheet1.M5">L1e3</text:p>
              </table:table-cell>
              <table:table-cell office:value-type="string">
                <text:p text:id="Sheet1.P5:Sheet1.P5">L2e3</text:p>
              </table:table-cell>
              <table:table-cell office:value-type="string">
                <text:p text:id="Sheet1.S5:Sheet1.S5">Linf_e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1">0.005</text:p>
              </table:table-cell>
              <table:table-cell office:value-type="float" office:value="0.000664852">
                <text:p text:id="Sheet1.M6:Sheet1.M11">0.000664852</text:p>
              </table:table-cell>
              <table:table-cell office:value-type="float" office:value="0.00132726">
                <text:p text:id="Sheet1.P6:Sheet1.P11">0.00132726</text:p>
              </table:table-cell>
              <table:table-cell office:value-type="float" office:value="0.00491905">
                <text:p text:id="Sheet1.S6:Sheet1.S11">0.0049190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13037">
                <text:p>0.0013037</text:p>
              </table:table-cell>
              <table:table-cell office:value-type="float" office:value="0.00204389">
                <text:p>0.00204389</text:p>
              </table:table-cell>
              <table:table-cell office:value-type="float" office:value="0.00558524">
                <text:p>0.005585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0199419">
                <text:p>0.00199419</text:p>
              </table:table-cell>
              <table:table-cell office:value-type="float" office:value="0.00265109">
                <text:p>0.00265109</text:p>
              </table:table-cell>
              <table:table-cell office:value-type="float" office:value="0.00632396">
                <text:p>0.006323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0276231">
                <text:p>0.00276231</text:p>
              </table:table-cell>
              <table:table-cell office:value-type="float" office:value="0.00328851">
                <text:p>0.00328851</text:p>
              </table:table-cell>
              <table:table-cell office:value-type="float" office:value="0.00671437">
                <text:p>0.006714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0343558">
                <text:p>0.00343558</text:p>
              </table:table-cell>
              <table:table-cell office:value-type="float" office:value="0.00387008">
                <text:p>0.00387008</text:p>
              </table:table-cell>
              <table:table-cell office:value-type="float" office:value="0.00702903">
                <text:p>0.007029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">
                <text:p>0.03</text:p>
              </table:table-cell>
              <table:table-cell office:value-type="float" office:value="0.0040738">
                <text:p>0.0040738</text:p>
              </table:table-cell>
              <table:table-cell office:value-type="float" office:value="0.0044618">
                <text:p>0.0044618</text:p>
              </table:table-cell>
              <table:table-cell office:value-type="float" office:value="0.00787335">
                <text:p>0.0078733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auto-position="tru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081cm" svg:height="8.267cm" chart:class="chart:scatter" chart:style-name="ch1">
        <chart:legend chart:legend-position="top" svg:x="3.999cm" svg:y="0.577cm" chart:style-name="ch2"/>
        <chart:plot-area chart:style-name="ch3" table:cell-range-address="Sheet1.A6:Sheet1.A11 Sheet1.V5:Sheet1.V11 Sheet1.Y5:Sheet1.Y11 Sheet1.AB5:Sheet1.AB11" chart:data-source-has-labels="row" svg:x="0.181cm" svg:y="0.893cm" svg:width="8.43cm" svg:height="7.76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V6:Sheet1.V11" chart:label-cell-address="Sheet1.V5:Sheet1.V5" chart:class="chart:scatter">
            <chart:domain table:cell-range-address="Sheet1.A6:Sheet1.A11"/>
            <chart:data-point chart:repeated="6"/>
          </chart:series>
          <chart:series chart:style-name="ch8" chart:values-cell-range-address="Sheet1.Y6:Sheet1.Y11" chart:label-cell-address="Sheet1.Y5:Sheet1.Y5" chart:class="chart:scatter">
            <chart:data-point chart:repeated="6"/>
          </chart:series>
          <chart:series chart:style-name="ch9" chart:values-cell-range-address="Sheet1.AB6:Sheet1.AB11" chart:label-cell-address="Sheet1.AB5:Sheet1.AB5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V5:Sheet1.V5">L1e2</text:p>
              </table:table-cell>
              <table:table-cell office:value-type="string">
                <text:p text:id="Sheet1.Y5:Sheet1.Y5">L2e2</text:p>
              </table:table-cell>
              <table:table-cell office:value-type="string">
                <text:p text:id="Sheet1.AB5:Sheet1.AB5">Linf_e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1">0.005</text:p>
              </table:table-cell>
              <table:table-cell office:value-type="float" office:value="0.00132734">
                <text:p text:id="Sheet1.V6:Sheet1.V11">0.00132734</text:p>
              </table:table-cell>
              <table:table-cell office:value-type="float" office:value="0.00369676">
                <text:p text:id="Sheet1.Y6:Sheet1.Y11">0.00369676</text:p>
              </table:table-cell>
              <table:table-cell office:value-type="float" office:value="0.0235962">
                <text:p text:id="Sheet1.AB6:Sheet1.AB11">0.023596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256272">
                <text:p>0.00256272</text:p>
              </table:table-cell>
              <table:table-cell office:value-type="float" office:value="0.00542333">
                <text:p>0.00542333</text:p>
              </table:table-cell>
              <table:table-cell office:value-type="float" office:value="0.0236098">
                <text:p>0.02360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0394285">
                <text:p>0.00394285</text:p>
              </table:table-cell>
              <table:table-cell office:value-type="float" office:value="0.00690411">
                <text:p>0.00690411</text:p>
              </table:table-cell>
              <table:table-cell office:value-type="float" office:value="0.0236051">
                <text:p>0.02360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0545981">
                <text:p>0.00545981</text:p>
              </table:table-cell>
              <table:table-cell office:value-type="float" office:value="0.00829905">
                <text:p>0.00829905</text:p>
              </table:table-cell>
              <table:table-cell office:value-type="float" office:value="0.0234191">
                <text:p>0.02341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0690697">
                <text:p>0.00690697</text:p>
              </table:table-cell>
              <table:table-cell office:value-type="float" office:value="0.00947162">
                <text:p>0.00947162</text:p>
              </table:table-cell>
              <table:table-cell office:value-type="float" office:value="0.0232046">
                <text:p>0.02320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">
                <text:p>0.03</text:p>
              </table:table-cell>
              <table:table-cell office:value-type="float" office:value="0.00760376">
                <text:p>0.00760376</text:p>
              </table:table-cell>
              <table:table-cell office:value-type="float" office:value="0.0105361">
                <text:p>0.0105361</text:p>
              </table:table-cell>
              <table:table-cell office:value-type="float" office:value="0.0227927">
                <text:p>0.022792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